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81cm"/>
    </style:style>
    <style:style style:name="Tabelle1.B" style:family="table-column">
      <style:table-column-properties style:column-width="13.20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officeooo:rsid="00167127" officeooo:paragraph-rsid="00167127"/>
    </style:style>
    <style:style style:name="P2" style:family="paragraph" style:parent-style-name="Standard">
      <style:paragraph-properties fo:text-align="center" style:justify-single-word="false"/>
      <style:text-properties officeooo:rsid="00167127" officeooo:paragraph-rsid="00167127"/>
    </style:style>
    <style:style style:name="P3" style:family="paragraph" style:parent-style-name="Standard">
      <style:paragraph-properties fo:text-align="end" style:justify-single-word="false"/>
      <style:text-properties officeooo:rsid="0016aa67" officeooo:paragraph-rsid="0016aa67"/>
    </style:style>
    <style:style style:name="P4" style:family="paragraph" style:parent-style-name="Standard">
      <style:paragraph-properties fo:text-align="center" style:justify-single-word="false"/>
      <style:text-properties officeooo:rsid="00184593" officeooo:paragraph-rsid="00184593"/>
    </style:style>
    <style:style style:name="P5" style:family="paragraph" style:parent-style-name="Standard">
      <style:paragraph-properties fo:text-align="start" style:justify-single-word="false"/>
      <style:text-properties officeooo:rsid="001847c2" officeooo:paragraph-rsid="001847c2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1847c2" officeooo:paragraph-rsid="001847c2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tyle="normal" style:text-underline-style="none" officeooo:rsid="001847c2" officeooo:paragraph-rsid="001847c2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1cd149" officeooo:paragraph-rsid="001847c2" style:font-style-asian="normal" style:font-style-complex="normal"/>
    </style:style>
    <style:style style:name="P9" style:family="paragraph" style:parent-style-name="Standard">
      <style:text-properties style:font-name="Liberation Serif" fo:font-size="12pt" officeooo:paragraph-rsid="001847c2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889b8" officeooo:paragraph-rsid="001889b8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889b8" officeooo:paragraph-rsid="00203346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ff975" officeooo:paragraph-rsid="001ff975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1d614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03346" officeooo:paragraph-rsid="00203346" style:font-size-asian="12pt" style:font-size-complex="12pt"/>
    </style:style>
    <style:style style:name="P15" style:family="paragraph" style:parent-style-name="Standard">
      <style:text-properties style:font-name="Liberation Serif" fo:font-size="12pt" fo:font-style="italic" officeooo:rsid="001ff975" officeooo:paragraph-rsid="001ff975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officeooo:rsid="00208a4d" officeooo:paragraph-rsid="00208a4d" style:font-size-asian="10.5pt" style:font-style-asian="italic" style:font-size-complex="12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bold" officeooo:rsid="00208a4d" officeooo:paragraph-rsid="00208a4d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08a4d" officeooo:paragraph-rsid="00208a4d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end" style:justify-single-word="false"/>
      <style:text-properties fo:font-size="12pt" fo:font-style="italic" style:text-underline-style="none" officeooo:rsid="00203346" officeooo:paragraph-rsid="001847c2" style:font-size-asian="10.5pt" style:font-style-asian="italic" style:font-size-complex="12pt" style:font-style-complex="italic"/>
    </style:style>
    <style:style style:name="P20" style:family="paragraph" style:parent-style-name="Standard">
      <style:paragraph-properties fo:text-align="end" style:justify-single-word="false"/>
      <style:text-properties fo:font-size="12pt" fo:font-style="italic" style:text-underline-style="none" officeooo:rsid="00208a4d" officeooo:paragraph-rsid="00208a4d" style:font-size-asian="10.5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style:text-underline-style="none" officeooo:rsid="00208a4d" officeooo:paragraph-rsid="00208a4d" style:font-size-asian="10.5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208a4d" officeooo:paragraph-rsid="00208a4d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08a4d" officeooo:paragraph-rsid="00208a4d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style:text-underline-style="none" officeooo:rsid="001cd149" officeooo:paragraph-rsid="001847c2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tyle="italic" style:text-underline-style="none" officeooo:rsid="00208a4d" officeooo:paragraph-rsid="00208a4d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ize="8pt" fo:font-style="italic" style:text-underline-style="none" officeooo:rsid="00203346" officeooo:paragraph-rsid="00203346" style:font-size-asian="8pt" style:font-style-asian="italic" style:font-size-complex="8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Ink Free" fo:font-size="12pt" fo:font-style="italic" style:text-underline-style="none" officeooo:rsid="00208a4d" officeooo:paragraph-rsid="00208a4d" style:font-size-asian="10.5pt" style:font-style-asian="italic" style:font-size-complex="12pt" style:font-style-complex="italic"/>
    </style:style>
    <style:style style:name="P28" style:family="paragraph" style:parent-style-name="Table_20_Contents">
      <style:text-properties style:font-name="Liberation Serif" fo:font-size="12pt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paragraph-rsid="001847c2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1847c2" style:font-size-asian="12pt" style:font-size-complex="12pt"/>
    </style:style>
    <style:style style:name="P31" style:family="paragraph" style:parent-style-name="Table_20_Contents">
      <style:text-properties style:font-name="Liberation Serif" fo:font-size="12pt" officeooo:rsid="001847c2" officeooo:paragraph-rsid="001847c2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1889b8" officeooo:paragraph-rsid="001889b8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1ff975" officeooo:paragraph-rsid="001ff975" style:font-size-asian="12pt" style:font-size-complex="12pt"/>
    </style:style>
    <style:style style:name="P34" style:family="paragraph" style:parent-style-name="Table_20_Contents">
      <style:text-properties style:font-name="Liberation Serif" fo:font-size="12pt" officeooo:rsid="00203346" officeooo:paragraph-rsid="00203346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1847c2" officeooo:paragraph-rsid="001847c2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end" style:justify-single-word="false"/>
      <style:text-properties style:font-name="Liberation Serif" fo:font-size="12pt" fo:font-style="italic" officeooo:rsid="001889b8" officeooo:paragraph-rsid="00208a4d" style:font-size-asian="12pt" style:font-style-asian="italic" style:font-size-complex="12pt" style:font-style-complex="italic"/>
    </style:style>
    <style:style style:name="P37" style:family="paragraph" style:parent-style-name="Table_20_Contents">
      <style:paragraph-properties fo:text-align="end" style:justify-single-word="false"/>
      <style:text-properties style:font-name="Liberation Serif" fo:font-size="12pt" fo:font-style="italic" officeooo:rsid="00208a4d" officeooo:paragraph-rsid="00208a4d" style:font-size-asian="12pt" style:font-style-asian="italic" style:font-size-complex="12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fo:font-style="italic" style:text-underline-style="none" officeooo:rsid="001847c2" officeooo:paragraph-rsid="00208a4d" style:font-size-asian="12pt" style:font-style-asian="italic" style:font-size-complex="12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fo:font-style="italic" style:text-underline-style="none" officeooo:rsid="00208a4d" officeooo:paragraph-rsid="00208a4d" style:font-size-asian="12pt" style:font-style-asian="italic" style:font-size-complex="12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.5pt" fo:font-style="italic" style:text-underline-style="none" fo:font-weight="normal" officeooo:rsid="00203346" officeooo:paragraph-rsid="00208a4d" style:font-size-asian="10.5pt" style:font-style-asian="italic" style:font-weight-asian="normal" style:font-size-complex="10.5pt" style:font-style-complex="italic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.5pt" fo:font-style="italic" style:text-underline-style="none" fo:font-weight="normal" officeooo:rsid="00208a4d" officeooo:paragraph-rsid="00208a4d" style:font-size-asian="10.5pt" style:font-style-asian="italic" style:font-weight-asian="normal" style:font-size-complex="10.5pt" style:font-style-complex="italic" style:font-weight-complex="normal"/>
    </style:style>
    <style:style style:name="P42" style:family="paragraph" style:parent-style-name="Standard">
      <style:text-properties style:font-name="Liberation Serif" fo:font-size="12pt" fo:font-style="italic" officeooo:rsid="001ff975" officeooo:paragraph-rsid="001ff975" style:font-size-asian="12pt" style:font-style-asian="italic" style:font-size-complex="12pt" style:font-style-complex="italic"/>
    </style:style>
    <style:style style:name="P43" style:family="paragraph" style:parent-style-name="Standard">
      <style:text-properties style:font-name="Liberation Serif" fo:font-size="12pt" fo:font-style="italic" fo:font-weight="normal" officeooo:rsid="00203346" officeooo:paragraph-rsid="00203346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228200"/>
    </style:style>
    <style:style style:name="P4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08a4d" officeooo:paragraph-rsid="00228200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847c2"/>
    </style:style>
    <style:style style:name="T2" style:family="text">
      <style:text-properties style:font-name="Liberation Serif" officeooo:rsid="001ff975" style:font-size-asian="12pt"/>
    </style:style>
    <style:style style:name="T3" style:family="text">
      <style:text-properties fo:font-size="12pt" fo:font-style="italic" style:text-underline-style="none" fo:font-weight="normal" officeooo:rsid="00208a4d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text-underline-style="none" fo:font-weight="normal" officeooo:rsid="00228200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6147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d6147"/>
    </style:style>
    <style:style style:name="T10" style:family="text">
      <style:text-properties officeooo:rsid="001ff97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03346"/>
    </style:style>
    <style:style style:name="T13" style:family="text">
      <style:text-properties style:font-name="Ink Free" fo:font-style="italic" officeooo:rsid="00203346" style:font-style-asian="italic" style:font-style-complex="italic"/>
    </style:style>
    <style:style style:name="T14" style:family="text">
      <style:text-properties officeooo:rsid="00208a4d"/>
    </style:style>
    <style:style style:name="T15" style:family="text">
      <style:text-properties officeooo:rsid="00228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retschmar</text:p>
      <text:p text:style-name="P1">________________________________________________________________________________</text:p>
      <text:p text:style-name="P2"/>
      <text:p text:style-name="P4">Geschäftsbriefe</text:p>
      <text:p text:style-name="P5"/>
      <text:p text:style-name="P6">DIN 5008: Schreib- und Gestaltungsregeln für die Text- und Informationsverarbeitung </text:p>
      <text:p text:style-name="P6">→ ist die wichtigste DIN-Form für den Bürobereich // formale Belange („Wie“ steht im Fokus, nicht das „Was“)</text:p>
      <text:p text:style-name="P6"/>
      <text:p text:style-name="P7">Privater Geschäftsbrief</text:p>
      <text:p text:style-name="P7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0">Briefkopf</text:p>
          </table:table-cell>
          <table:table-cell table:style-name="Tabelle1.B1" office:value-type="string">
            <text:p text:style-name="P28">- <text:span text:style-name="T1">enthält die Bezeichnung des absenders</text:span></text:p>
            <text:p text:style-name="P28">- <text:bookmark text:name="page3R_mcid19"/><text:span text:style-name="T1">Name des Unternehmens, Bezeichnung der Rechtsform und das Logo</text:span></text:p>
          </table:table-cell>
        </table:table-row>
        <table:table-row>
          <table:table-cell table:style-name="Tabelle1.A2" office:value-type="string">
            <text:p text:style-name="P31">Anschriftsfeld</text:p>
          </table:table-cell>
          <table:table-cell table:style-name="Tabelle1.B2" office:value-type="string">
            <text:p text:style-name="P28">- <text:span text:style-name="T1">Rücksendeangaben (klein → 8pt, so dass im Umschlagsfenster für die Post <text:tab/>lesbar)</text:span></text:p>
            <text:p text:style-name="P28">- <text:span text:style-name="T1">Anrede im Akkusativ: Herr /Frau</text:span></text:p>
            <text:p text:style-name="P35"><text:tab/><text:tab/>Herrn</text:p>
            <text:p text:style-name="P35"><text:tab/><text:tab/>Max Günther </text:p>
            <text:p text:style-name="P35"><text:tab/><text:tab/>Charlottenweg 123</text:p>
            <text:p text:style-name="P35"><text:tab/><text:tab/>70184 Stuttgart</text:p>
            <text:p text:style-name="P31">- Anschriftzone: 6 Zeilen stehen zur Verfügung</text:p>
            <text:p text:style-name="P31">- die Zusätze „An“, „An den ...“ und „zu Händen ...“ gelten als veraltet und <text:tab/>werde in der Anschrift nicht mehr geschrieben</text:p>
            <text:p text:style-name="P29">- <text:span text:style-name="T1">Berufs-oder Amtsbeschreibung </text:span><text:bookmark text:name="page25R_mcid15"/>(„Direktor“ Herrn Direktor Jens <text:line-break/><text:tab/>Müller) oder Diplom- und Doktorgrade (Dipl.-Kfm., Dr. Herrn <text:tab/>Prof. Dr. Stefan Müller) beachten </text:p>
            <text:p text:style-name="P29">- <text:bookmark text:name="page25R_mcid16"/>Unternehmensanschriften stehen in der Reihenfolge: <text:bookmark text:name="page25R_mcid17"/><text:line-break/><text:tab/>- Firmenbezeichnung (z.B. Maschinenfabrik) <text:bookmark text:name="page25R_mcid18"/><text:line-break/><text:tab/>- Name des Unternehmens <text:bookmark text:name="page25R_mcid19"/><text:line-break/><text:tab/>- Abteilung oder Unternehmensbereich <text:bookmark text:name="page25R_mcid20"/><text:line-break/><text:tab/>- Ansprechpartner/-in <text:bookmark text:name="page25R_mcid21"/><text:line-break/><text:tab/>- Straße und Hausnr. oder Postfach und Postfachnummer <text:line-break/><text:tab/>(Postfachnummer werden von rechts nach links in 2er-Gruppen <text:line-break/><text:tab/>gegliedert <text:span text:style-name="T9">z.B. 1 23 45 </text:span>) <text:bookmark text:name="page25R_mcid22"/><text:line-break/><text:tab/>- Postleitzahl und Bestimmungsort <text:bookmark text:name="page25R_mcid23"/><text:line-break/>fehlt eine Angabe, folgen die nachfolgenden Elemente ohne Leerzeichen </text:p>
            <text:p text:style-name="P29"/>
            <text:p text:style-name="P9"><text:bookmark text:name="page32R_mcid1"/>Beispiel<text:bookmark text:name="page32R_mcid2"/>:<text:line-break/><text:span text:style-name="T5"><text:tab/><text:tab/>Maschinenfabrik</text:span><text:bookmark text:name="page32R_mcid3"/><text:span text:style-name="T5"><text:line-break/><text:tab/><text:tab/>Müller &amp; Schmidt GmbH &amp; Co. KG</text:span><text:bookmark text:name="page32R_mcid4"/><text:span text:style-name="T5"><text:line-break/><text:tab/><text:tab/>Frau Daria Cornelius</text:span><text:bookmark text:name="page32R_mcid5"/><text:span text:style-name="T5"><text:line-break/><text:tab/><text:tab/>Robert-Bosch-Straße 112</text:span><text:bookmark text:name="page32R_mcid6"/><text:span text:style-name="T5"><text:line-break/><text:tab/><text:tab/>43598 Münster</text:span></text:p>
          </table:table-cell>
        </table:table-row>
        <table:table-row>
          <table:table-cell table:style-name="Tabelle1.A2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<text:soft-page-break/>Informationsblock</text:p>
          </table:table-cell>
          <table:table-cell table:style-name="Tabelle1.B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bookmark text:name="page34R_mcid5"/><text:soft-page-break/>- Abkürzung für Telefon = Tel.</text:p>
            <text:p text:style-name="P10"/>
            <text:p text:style-name="P13"><text:span text:style-name="T9">Beispiel:</text:span><text:bookmark text:name="page34R_mcid8"/><text:span text:style-name="T9"><text:line-break/><text:tab/></text:span><text:span text:style-name="T6">Ihr Zeichen: re-ko </text:span><text:bookmark text:name="page34R_mcid9"/><text:span text:style-name="T6"><text:line-break/><text:tab/>Ihre Nachricht vom: 2020-06-29 </text:span><text:bookmark text:name="page34R_mcid10"/><text:span text:style-name="T6"><text:line-break/><text:tab/>Unser Zeichen: mi-lo </text:span><text:bookmark text:name="page34R_mcid11"/><text:span text:style-name="T6"><text:line-break/><text:tab/>Unsere Nachricht vom: 2020-06-24 </text:span><text:bookmark text:name="page34R_mcid12"/><text:span text:style-name="T6"><text:line-break/></text:span><text:bookmark text:name="page34R_mcid13"/><text:span text:style-name="T6"><text:line-break/><text:tab/>Name: Mia Meyer </text:span><text:bookmark text:name="page34R_mcid14"/><text:span text:style-name="T6"><text:line-break/><text:tab/>Telefon: +49 7171 12-334 </text:span><text:bookmark text:name="page34R_mcid15"/><text:span text:style-name="T6"><text:line-break/><text:tab/>Telefax: +49 7191 12-556 </text:span><text:bookmark text:name="page34R_mcid16"/><text:span text:style-name="T6"><text:line-break/><text:tab/>E-Mail: mia.meyer@mydream.com</text:span></text:p>
          </table:table-cell>
        </table:table-row>
        <table:table-row>
          <table:table-cell table:style-name="Tabelle1.A2" office:value-type="string">
            <text:p text:style-name="P33">Datum</text:p>
          </table:table-cell>
          <table:table-cell table:style-name="Tabelle1.B2" office:value-type="string">
            <text:p text:style-name="P10"><text:bookmark text:name="page36R_mcid0"/>- 2017-06-09 (=Numerisches Datum) <text:bookmark text:name="page36R_mcid1"/><text:line-break/>- 27. September 2017 (=Alphanumerisches Datum), im Brieftext MUSS <text:line-break/><text:tab/>das Datum so geschrieben werden <text:bookmark text:name="page36R_mcid2"/><text:line-break/>- ein einstelliger Tag wird immer einstellig geschrieben: <text:line-break/><text:tab/>3. September 2017 <text:bookmark text:name="page36R_mcid3"/><text:line-break/>- die Monatsnamen können bei Bedarf auf 4 Stellen gekürzt werden <text:bookmark text:name="page36R_mcid4"/><text:line-break/>- unter dem Datum wird der Brief gefaltet/gedrittelt </text:p>
          </table:table-cell>
        </table:table-row>
        <table:table-row>
          <table:table-cell table:style-name="Tabelle1.A2" office:value-type="string">
            <text:p text:style-name="P33">Betreff</text:p>
          </table:table-cell>
          <table:table-cell table:style-name="Tabelle1.B2" office:value-type="string">
            <text:p text:style-name="P10"><text:bookmark text:name="page36R_mcid13"/><text:span text:style-name="T10">= </text:span>eine stichwortartige Inhaltsangabe <text:bookmark text:name="page36R_mcid14"/><text:line-break/>- darf durch Fettschrift und/oder Farbe hervorgehoben werden <text:bookmark text:name="page36R_mcid15"/><text:line-break/>- vor und nach der Betreffangabe stehen jeweils 2 Leerzeichen </text:p>
          </table:table-cell>
        </table:table-row>
        <table:table-row>
          <table:table-cell table:style-name="Tabelle1.A2" office:value-type="string">
            <text:p text:style-name="P33">Anrede</text:p>
          </table:table-cell>
          <table:table-cell table:style-name="Tabelle1.B2" office:value-type="string">
            <text:p text:style-name="P10"><text:bookmark text:name="page36R_mcid23"/>- nach der Anrede steht ein Komma <text:bookmark text:name="page36R_mcid24"/><text:line-break/>- das erste Wort des nachfolgenden Textes schreibt man klein, sofern es <text:line-break/><text:tab/>kein Substantiv oder ein Anredepronomen ist <text:bookmark text:name="page36R_mcid25"/><text:line-break/>- zwischen Anrede und Brieftext steht eine Leerzeile</text:p>
            <text:p text:style-name="P10"/>
            <text:p text:style-name="P12">Beispiele:</text:p>
            <text:p text:style-name="P12"/>
            <text:p text:style-name="P12"><text:bookmark text:name="page38R_mcid2"/><text:tab/><text:span text:style-name="T5">Ihre neue Homepage ist fertig </text:span><text:bookmark text:name="page38R_mcid3"/><text:span text:style-name="T5"><text:line-break/><text:tab/>x </text:span><text:bookmark text:name="page38R_mcid4"/><text:span text:style-name="T5"><text:line-break/><text:tab/>x </text:span><text:bookmark text:name="page38R_mcid5"/><text:span text:style-name="T5"><text:line-break/><text:tab/>Hallo, Herr Seibert, </text:span><text:bookmark text:name="page38R_mcid6"/><text:span text:style-name="T5"><text:line-break/><text:tab/>x </text:span><text:bookmark text:name="page38R_mcid7"/><text:span text:style-name="T5"><text:line-break/><text:tab/>nach unserem letzten Gespräch haben wir uns gleich an die Arbeit <text:line-break/><text:tab/>gemacht und Ihre Ideen umgesetzt. </text:span><text:bookmark text:name="page38R_mcid8"/><text:span text:style-name="T5"><text:line-break/></text:span><text:bookmark text:name="page38R_mcid9"/><text:span text:style-name="T5"><text:line-break/></text:span><text:bookmark text:name="page38R_mcid10"/><text:span text:style-name="T5"><text:line-break/></text:span></text:p>
            <text:p text:style-name="P15"/>
            <text:p text:style-name="P15"><text:tab/>Ein Sommerfest für Groß und Klein <text:bookmark text:name="page38R_mcid14"/><text:line-break/><text:tab/>x <text:bookmark text:name="page38R_mcid15"/><text:line-break/><text:tab/>x <text:bookmark text:name="page38R_mcid16"/><text:line-break/><text:tab/>Sehr geehrte Frau Mai, <text:bookmark text:name="page38R_mcid17"/><text:line-break/><text:tab/>sehr geehrter Herr Kurz, <text:bookmark text:name="page38R_mcid18"/><text:line-break/><text:tab/>x <text:bookmark text:name="page38R_mcid19"/><text:line-break/><text:tab/>am ... feiern wir unser... </text:p>
          </table:table-cell>
        </table:table-row>
        <table:table-row>
          <table:table-cell table:style-name="Tabelle1.A2" office:value-type="string">
            <text:p text:style-name="P33">Brieftext</text:p>
          </table:table-cell>
          <table:table-cell table:style-name="Tabelle1.B2" office:value-type="string">
            <text:p text:style-name="P10"><text:bookmark text:name="page40R_mcid7"/>zu beachten: <text:bookmark text:name="page40R_mcid8"/><text:line-break/>- gute und passende Formulierungen <text:bookmark text:name="page40R_mcid9"/><text:line-break/>- stimmiges Aussehen <text:bookmark text:name="page40R_mcid10"/><text:line-break/><text:soft-page-break/>- Schrift: keine Schmuck- und Schreibschriften, z.B. „Times New <text:line-break/><text:tab/>Roman“, bessere Lesbarkeit am Computer: „Arial“ oder „Calibri“ <text:bookmark text:name="page40R_mcid11"/><text:line-break/>- Schriftgröße: 10-12 pt <text:bookmark text:name="page40R_mcid12"/><text:line-break/>- einfacher Zeilenabstand: bei kurzen Briefen mehr als 1 <text:bookmark text:name="page40R_mcid13"/><text:line-break/>- Sinnabsätze: zur Gliederung (nach DIN 5008 steht zwischen zwei <text:line-break/><text:tab/>Absätzen immer eine Leerzeile) <text:bookmark text:name="page40R_mcid14"/><text:line-break/>- Flattersatz (kurze Briefe), Blocksatz (dann unbedingt eine <text:line-break/><text:tab/>Worttrennung durchführen, um größere Löcher im Text zu <text:line-break/><text:tab/>vermeiden)</text:p>
          </table:table-cell>
        </table:table-row>
        <table:table-row>
          <table:table-cell table:style-name="Tabelle1.A2" office:value-type="string">
            <text:p text:style-name="P33">Grußformel</text:p>
          </table:table-cell>
          <table:table-cell table:style-name="Tabelle1.B2" office:value-type="string">
            <text:p text:style-name="P10"><text:bookmark text:name="page42R_mcid6"/>Die Standard-Grußformel „Mit freundlichen Grüßen“ wird zunehmend <text:line-break/>durch weniger förmliche Varianten ersetzt: <text:bookmark text:name="page42R_mcid7"/><text:line-break/><text:tab/><text:span text:style-name="T5">Freundliche Grüße </text:span><text:bookmark text:name="page42R_mcid8"/><text:span text:style-name="T5"><text:line-break/><text:tab/>Freundliche Grüße nach Berlin </text:span><text:bookmark text:name="page42R_mcid9"/><text:span text:style-name="T5"><text:line-break/><text:tab/>Beste Grüße </text:span><text:bookmark text:name="page42R_mcid10"/><text:span text:style-name="T5"><text:line-break/><text:tab/>Herzliche Grüße </text:span><text:bookmark text:name="page42R_mcid11"/><text:span text:style-name="T5"><text:line-break/><text:tab/>Liebe Grüße </text:span><text:bookmark text:name="page42R_mcid12"/><text:span text:style-name="T5"><text:line-break/><text:tab/>Herzlichst </text:span><text:bookmark text:name="page42R_mcid13"/><text:span text:style-name="T5"><text:line-break/><text:tab/>Ich grüße Sie und wünsche Ihnen eine erfolgreiche Woche </text:span><text:bookmark text:name="page42R_mcid14"/><text:line-break/><text:bookmark text:name="page42R_mcid15"/><text:line-break/>Danach folgt <text:span text:style-name="T11">KEIN</text:span> Satzzeichen (Komma, Punkt, Ausrufezeichen) </text:p>
          </table:table-cell>
        </table:table-row>
        <table:table-row>
          <table:table-cell table:style-name="Tabelle1.A2" office:value-type="string">
            <text:p text:style-name="P33">Firma</text:p>
          </table:table-cell>
          <table:table-cell table:style-name="Tabelle1.B2" office:value-type="string">
            <text:p text:style-name="P10"><text:bookmark text:name="page42R_mcid22"/>- nach der Grußformel folgt i.d.R. die Bezeichnung des Unternehmens <text:line-break/><text:tab/>oder der Behörde <text:bookmark text:name="page42R_mcid23"/><text:line-break/>- längere Firmennamen können auf 2 Zeilen aufgeteilt werden <text:bookmark text:name="page42R_mcid24"/><text:line-break/>- danach (je nach Größe der Unterschrift) 3 Leerzeilen freilassen </text:p>
          </table:table-cell>
        </table:table-row>
        <table:table-row>
          <table:table-cell table:style-name="Tabelle1.A2" office:value-type="string">
            <text:p text:style-name="P34">Unterschrift + maschinelle Unterschrift</text:p>
          </table:table-cell>
          <table:table-cell table:style-name="Tabelle1.B2" office:value-type="string">
            <text:p text:style-name="P11"><text:bookmark text:name="page44R_mcid0"/>Bsp für <text:bookmark text:name="page44R_mcid1"/><text:span text:style-name="T10">Grußformel, Firma </text:span><text:span text:style-name="T12">und Unterschrift + maschinelle Unterschrift</text:span><text:line-break/><text:bookmark text:name="page44R_mcid2"/><text:line-break/><text:tab/><text:span text:style-name="T5">Mit freundlichen Grüßen </text:span><text:bookmark text:name="page44R_mcid3"/><text:span text:style-name="T5"><text:line-break/><text:tab/>x </text:span><text:bookmark text:name="page44R_mcid4"/><text:span text:style-name="T5"><text:line-break/><text:tab/>Motorenwerke </text:span><text:bookmark text:name="page44R_mcid5"/><text:span text:style-name="T5"><text:line-break/><text:tab/>Hoffmann &amp; Immenhofen GmbH </text:span><text:bookmark text:name="page44R_mcid6"/><text:span text:style-name="T5"><text:line-break/><text:tab/>x </text:span><text:bookmark text:name="page44R_mcid7"/><text:span text:style-name="T5"><text:line-break/><text:tab/></text:span><text:bookmark text:name="page44R_mcid8"/><text:span text:style-name="T13">R. Hoffmann</text:span><text:span text:style-name="T5"><text:line-break/><text:tab/>x </text:span><text:bookmark text:name="page44R_mcid9"/><text:span text:style-name="T5"><text:line-break/><text:tab/>Reinhard Hoffmann </text:span><text:bookmark text:name="page44R_mcid10"/><text:span text:style-name="T5"><text:line-break/></text:span><text:bookmark text:name="page44R_mcid12"/><text:span text:style-name="T5"><text:line-break/></text:span><text:bookmark text:name="page44R_mcid13"/><text:span text:style-name="T5"><text:line-break/><text:tab/>Freundlich Grüße nach Berlin </text:span><text:bookmark text:name="page44R_mcid14"/><text:span text:style-name="T5"><text:line-break/><text:tab/>x </text:span><text:bookmark text:name="page44R_mcid15"/><text:span text:style-name="T5"><text:line-break/><text:tab/>PINTA </text:span><text:bookmark text:name="page44R_mcid16"/><text:span text:style-name="T5"><text:line-break/><text:tab/>Druckerei und Verlagshaus KG </text:span><text:bookmark text:name="page44R_mcid17"/><text:span text:style-name="T5"><text:line-break/><text:tab/>x </text:span><text:bookmark text:name="page44R_mcid18"/><text:span text:style-name="T5"><text:line-break/><text:tab/>i.A. </text:span><text:bookmark text:name="page44R_mcid19"/><text:span text:style-name="T5"><text:line-break/><text:tab/>x </text:span><text:bookmark text:name="page44R_mcid20"/><text:span text:style-name="T5"><text:line-break/><text:tab/>Manfred Schulze </text:span></text:p>
          </table:table-cell>
        </table:table-row>
        <table:table-row>
          <table:table-cell table:style-name="Tabelle1.A2" office:value-type="string">
            <text:p text:style-name="P34">Anlagenvermerk</text:p>
          </table:table-cell>
          <table:table-cell table:style-name="Tabelle1.B2" office:value-type="string">
            <text:p text:style-name="P11">- <text:span text:style-name="T12">darf durch Fettschrift hervorgehoben werden</text:span></text:p>
            <text:p text:style-name="P11"/>
            <text:p text:style-name="P14">Beispiel:</text:p>
            <text:p text:style-name="P14"><text:tab/><text:span text:style-name="T7">Anlagen</text:span></text:p>
            <text:p text:style-name="P14"><text:span text:style-name="T7"><text:tab/></text:span><text:span text:style-name="T8">1 Probedruck</text:span></text:p>
            <text:p text:style-name="P43"><text:tab/>1 Kostenvoranschlag</text:p>
          </table:table-cell>
        </table:table-row>
        <text:soft-page-break/>
        <table:table-row>
          <table:table-cell table:style-name="Tabelle1.A2" office:value-type="string">
            <text:p text:style-name="P34">Pflicht- und Geschäftsangaben</text:p>
          </table:table-cell>
          <table:table-cell table:style-name="Tabelle1.B2" office:value-type="string">
            <text:p text:style-name="P11">- <text:span text:style-name="T12">Steuernummer</text:span></text:p>
            <text:p text:style-name="P11">- <text:span text:style-name="T12">Handelsregisternummer</text:span></text:p>
            <text:p text:style-name="P11">- <text:span text:style-name="T12">etc.</text:span></text:p>
          </table:table-cell>
        </table:table-row>
        <table:table-row>
          <table:table-cell table:style-name="Tabelle1.A2" office:value-type="string">
            <text:p text:style-name="P34">Sonstiges</text:p>
          </table:table-cell>
          <table:table-cell table:style-name="Tabelle1.B2" office:value-type="string">
            <text:p text:style-name="P11"><text:bookmark text:name="page48R_mcid4"/>Zeichen wie z. B. € oder andere Währungseinheiten, Maßeinheiten wie <text:line-break/>cm, m, kg, g, Rechenzeichen (+, -, x, :, =), §, %, &amp; werden in Verbindung <text:line-break/>mit Zahlen oder Wörtern mit einem „geschützten“ Leerzeichen (Strg + <text:line-break/>Shift + Leertaste) geschrieben. <text:bookmark text:name="page48R_mcid5"/><text:line-break/></text:p>
            <text:p text:style-name="P11">Beispiele: </text:p>
            <text:p text:style-name="P11"><text:tab/><text:span text:style-name="T5">50 € (50 EURO), 50,00 €, 5.099,00 $, 1.000.000,00 $ </text:span><text:bookmark text:name="page48R_mcid6"/><text:span text:style-name="T5"><text:line-break/><text:tab/>100 cm, 1 m, 5 kg, 5.000 g </text:span><text:bookmark text:name="page48R_mcid7"/><text:span text:style-name="T5"><text:line-break/><text:tab/>2 + 2 = 4 </text:span><text:bookmark text:name="page48R_mcid8"/><text:span text:style-name="T5"><text:line-break/><text:tab/>HGB § 293, §§ 293 und 294 </text:span><text:bookmark text:name="page48R_mcid9"/><text:span text:style-name="T5"><text:line-break/><text:tab/>3 % Skonto </text:span><text:bookmark text:name="page48R_mcid10"/><text:span text:style-name="T5"><text:line-break/><text:tab/>Müller &amp; Rabe KG 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text:soft-page-break/>Briefkopf (Logo)</text:p>
      <text:p text:style-name="P2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6">Rücksendeangaben</text:p>
            <text:p text:style-name="P38">Anschriftsfel<text:span text:style-name="T14">d:</text:span></text:p>
            <text:p text:style-name="P39">Firma Empfänger</text:p>
            <text:p text:style-name="P39">Name Empfänger</text:p>
            <text:p text:style-name="P39">Straße, Hausnr.</text:p>
            <text:p text:style-name="P39">Plz, Ort</text:p>
          </table:table-cell>
          <table:table-cell table:style-name="Tabelle2.A1" office:value-type="string">
            <text:p text:style-name="P36">Informationsblock</text:p>
            <text:p text:style-name="P37">Ihr Zeichen: ABC</text:p>
            <text:p text:style-name="P37">Unser Zeichen: ABC DEF</text:p>
            <text:p text:style-name="P37"/>
            <text:p text:style-name="P37">Ihr Ansprechnpartner: Vorname, Name</text:p>
            <text:p text:style-name="P37">Abteilung: XY</text:p>
            <text:p text:style-name="P37"/>
            <text:p text:style-name="P37">Tel. 0123 12345678</text:p>
            <text:p text:style-name="P37">E-Mail: xx@xy.de</text:p>
          </table:table-cell>
        </table:table-row>
      </table:table>
      <text:p text:style-name="P19"/>
      <text:p text:style-name="P20">(Ort) Datum</text:p>
      <text:p text:style-name="P20">_________________________________Faltmarke______________________________________</text:p>
      <text:p text:style-name="P22"/>
      <text:p text:style-name="P22">Betreff</text:p>
      <text:p text:style-name="P22">- </text:p>
      <text:p text:style-name="P22">- </text:p>
      <text:p text:style-name="P22"/>
      <text:p text:style-name="P23">Anrede</text:p>
      <text:p text:style-name="P23"/>
      <text:p text:style-name="P23"><text:span text:style-name="T2">Brieftext: </text:span>djshfg kdjhg kj dshfgk dsjkfgh sjkgksd gkjsdgkjs kgk sdkjhfghjk dsgkfdskh gkdsghk kjsdfgkjh dsfgkdhjfgk jhfskgsd</text:p>
      <text:p text:style-name="P23">sdhfg ksdjfg kjdghjfkghj sdfkjh</text:p>
      <text:p text:style-name="P23">sd hfjgh sdfghkds hfgj ksdkhjgkjfdgkjh ds kjhgkhjdskjgfkjh sk hgskhg dsgfugsdpfgiouidosg iolk</text:p>
      <text:p text:style-name="P44"><text:span text:style-name="T4">ksdjfgik oiüjsd fkgkskdol üäg pierjg ipodsgeripw ippj erp ijgrepj wgpj ägrpje g.</text:span></text:p>
      <text:p text:style-name="P44"><text:span text:style-name="T4"/></text:p>
      <text:p text:style-name="P44"><text:span text:style-name="T4">äpojwrpo g wpoj g pojrwe pojgrweog porg wpoerpo g wepj rg ijppio wergpojpj wep jrgpojwerpojpojpopoop jweporgpo jwepo jgerwpojgwerpojgwepo gwpo po grewpo gepo gwergwegpok </text:span><text:span text:style-name="T3">sd hfjgh sdfghkds hfgj ksdkhjgkjfdgkjh ds kjhgkhjdskjgfkjh sk hgskhg dsgfugsdpfgiouidosg iolk llkgdskljfgl kjsdg</text:span></text:p>
      <text:p text:style-name="P45"/>
      <text:p text:style-name="P45"><text:s/><text:span text:style-name="T15">jksdfkjgjkdkjh khj dj gdfshj hj lk ö kklj <text:s/>jklökjl ök jlsdfk ljsdfiu dsfiu sdfiu sdfiu sdfp uisdfpou dfsop udsfop fds podfspo sdfpo sdfop sdfo pfdsä osdfo sdfo sdfoi päüoi sdf</text:span></text:p>
      <text:p text:style-name="P23"/>
      <text:p text:style-name="P20">_________________________________Faltmarke______________________________________</text:p>
      <text:p text:style-name="P21">Grußformal</text:p>
      <text:p text:style-name="P21"/>
      <text:p text:style-name="P21">Firma</text:p>
      <text:p text:style-name="P21"/>
      <text:p text:style-name="P27">Unterschrift</text:p>
      <text:p text:style-name="P27"/>
      <text:p text:style-name="P16">maschinelle Unterschrift</text:p>
      <text:p text:style-name="P16"/>
      <text:p text:style-name="P16"/>
      <text:p text:style-name="P17">Anlagen</text:p>
      <text:p text:style-name="P18">- …</text:p>
      <text:p text:style-name="P18">- …</text:p>
      <text:p text:style-name="P18"/>
      <text:p text:style-name="P40">Pflicht- und Geschäftsangaben</text:p>
      <text:p text:style-name="P41">Steuernummer: 123412341234</text:p>
      <text:p text:style-name="P41">IBAN: DE 12 1111 2222 3333 4444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7:57:05.957000000</meta:creation-date>
    <dc:date>2021-10-10T10:08:14.341000000</dc:date>
    <meta:editing-duration>PT36M27S</meta:editing-duration>
    <meta:editing-cycles>10</meta:editing-cycles>
    <meta:generator>LibreOffice/7.0.1.2$Windows_X86_64 LibreOffice_project/7cbcfc562f6eb6708b5ff7d7397325de9e764452</meta:generator>
    <meta:document-statistic meta:table-count="2" meta:image-count="0" meta:object-count="0" meta:page-count="5" meta:paragraph-count="92" meta:word-count="850" meta:character-count="6204" meta:non-whitespace-character-count="5244"/>
  </office:meta>
</office:document-meta>
</file>